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b399" officeooo:paragraph-rsid="0006b399"/>
    </style:style>
    <style:style style:name="P2" style:family="paragraph" style:parent-style-name="Standard">
      <style:text-properties officeooo:rsid="0006b399" officeooo:paragraph-rsid="0006b399"/>
    </style:style>
    <style:style style:name="T1" style:family="text">
      <style:text-properties officeooo:rsid="0001d063"/>
    </style:style>
    <style:style style:name="T2" style:family="text">
      <style:text-properties officeooo:rsid="00038f75"/>
    </style:style>
    <style:style style:name="T3" style:family="text">
      <style:text-properties officeooo:rsid="0008add4"/>
    </style:style>
    <style:style style:name="T4" style:family="text">
      <style:text-properties officeooo:rsid="000aaa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pan text:style-name="T1">This software aims to model analytically the “three terminal heterojunction bipolar transistor solar cell”</text:span></text:p>
      <text:p text:style-name="Standard"/>
      <text:p text:style-name="Standard">* <text:span text:style-name="T1">The model is developed in Jupyter-Python and should be self-contained meaning that it should contain in itself all the information to understand this solar cell.</text:span></text:p>
      <text:p text:style-name="Standard"/>
      <text:p text:style-name="Standard">* <text:span text:style-name="T2">The name of the file is 3TSC_Model.ipynb and should be updated using Git <text:s/>(GitHub) versioning system</text:span></text:p>
      <text:p text:style-name="Standard"/>
      <text:p text:style-name="P1">* <text:span text:style-name="T3">For working with the code (editing, runing…) we recommend installing Jupyter and Python using “anaconda”</text:span></text:p>
      <text:p text:style-name="P1"/>
      <text:p text:style-name="P1">* <text:span text:style-name="T4">The deliverable D4_7_Open_software.docx is a deliverable that has to be presented at the end of May for the GRECO project that contains further instructions as well as it collects our experiences in developing this software in an open and collaborative envior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4:18:50.858635299</meta:creation-date>
    <dc:date>2020-04-01T11:30:52.960859896</dc:date>
    <meta:editing-duration>PT1H55M37S</meta:editing-duration>
    <meta:editing-cycles>7</meta:editing-cycles>
    <meta:generator>LibreOffice/6.1.5.2$Linux_X86_64 LibreOffice_project/10$Build-2</meta:generator>
    <meta:document-statistic meta:table-count="0" meta:image-count="0" meta:object-count="0" meta:page-count="1" meta:paragraph-count="5" meta:word-count="116" meta:character-count="744" meta:non-whitespace-character-count="632"/>
  </office:meta>
</office:document-meta>
</file>